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head_20_4" draw:marker-end-width="0.2cm" draw:fill="none" draw:textarea-vertical-align="middle"/>
    </style:style>
    <style:style style:name="gr15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head_20_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tyle="normal" fo:font-weight="bold"/>
    </style:style>
    <style:style style:name="P7" style:family="paragraph">
      <style:text-properties style:font-name="Liberation Mono1" fo:font-size="10pt" fo:font-style="normal" fo:font-weight="bold" style:font-size-asian="10pt" style:font-size-complex="10pt"/>
    </style:style>
    <style:style style:name="P8" style:family="paragraph">
      <style:text-properties style:font-name="Liberation Mono1" fo:font-size="8pt" style:font-size-asian="8pt" style:font-size-complex="8pt"/>
    </style:style>
    <style:style style:name="P9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1" style:family="paragraph">
      <style:paragraph-properties fo:text-align="center"/>
      <style:text-properties style:font-name="Liberation Mono1" fo:font-weight="bold" style:font-weight-asian="bold" style:font-weight-complex="bold"/>
    </style:style>
    <style:style style:name="P12" style:family="paragraph">
      <style:paragraph-properties fo:margin-top="0cm" fo:margin-bottom="0.05cm" fo:line-height="200%" fo:text-align="end">
        <style:tab-stops/>
      </style:paragraph-properties>
      <style:text-properties fo:font-size="12pt" style:font-size-asian="12pt" style:font-size-complex="12pt"/>
    </style:style>
    <style:style style:name="P13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4" style:family="paragraph">
      <style:paragraph-properties fo:margin-top="0cm" fo:margin-bottom="0.05cm" fo:line-height="200%" fo:text-align="start">
        <style:tab-stops/>
      </style:paragraph-properties>
      <style:text-properties fo:font-size="12pt" style:font-size-asian="12pt" style:font-size-complex="12pt"/>
    </style:style>
    <style:style style:name="P15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text-align="center"/>
      <style:text-properties style:font-name="Arial" fo:font-size="10pt" style:font-size-asian="10pt" style:font-size-complex="10pt"/>
    </style:style>
    <style:style style:name="P17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style="normal" fo:font-weight="bold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1"><text:span text:style-name="T1">Instruction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5" draw:layer="layout" svg:width="1.137cm" svg:height="0.649cm" svg:x="6.937cm" svg:y="8.201cm">
          <draw:text-box>
            <text:p><text:span text:style-name="T2">0 1</text:span></text:p>
          </draw:text-box>
        </draw:frame>
        <draw:frame draw:style-name="gr10" draw:text-style-name="P5" draw:layer="layout" svg:width="0.925cm" svg:height="0.649cm" svg:x="8.538cm" svg:y="8.202cm">
          <draw:text-box>
            <text:p><text:span text:style-name="T2">RD</text:span></text:p>
          </draw:text-box>
        </draw:frame>
        <draw:frame draw:style-name="gr11" draw:text-style-name="P5" draw:layer="layout" svg:width="3.889cm" svg:height="0.649cm" svg:x="17.094cm" svg:y="8.203cm">
          <draw:text-box>
            <text:p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5" draw:layer="layout" svg:width="1.772cm" svg:height="0.649cm" svg:x="11.64cm" svg:y="8.206cm">
          <draw:text-box>
            <text:p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5" draw:layer="layout" svg:width="1.137cm" svg:height="0.649cm" svg:x="6.938cm" svg:y="10.201cm">
          <draw:text-box>
            <text:p><text:span text:style-name="T2">1 1</text:span></text:p>
          </draw:text-box>
        </draw:frame>
        <draw:frame draw:style-name="gr10" draw:text-style-name="P5" draw:layer="layout" svg:width="0.925cm" svg:height="0.649cm" svg:x="8.539cm" svg:y="10.202cm">
          <draw:text-box>
            <text:p><text:span text:style-name="T2">RD</text:span></text:p>
          </draw:text-box>
        </draw:frame>
        <draw:frame draw:style-name="gr10" draw:text-style-name="P5" draw:layer="layout" svg:width="3.889cm" svg:height="0.649cm" svg:x="16.74cm" svg:y="10.203cm">
          <draw:text-box>
            <text:p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5" draw:layer="layout" svg:width="1.772cm" svg:height="0.649cm" svg:x="12.641cm" svg:y="10.206cm">
          <draw:text-box>
            <text:p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5" draw:layer="layout" svg:width="0.925cm" svg:height="0.649cm" svg:x="10.54cm" svg:y="10.203cm">
          <draw:text-box>
            <text:p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5" draw:layer="layout" svg:width="1.137cm" svg:height="0.649cm" svg:x="6.938cm" svg:y="14.201cm">
          <draw:text-box>
            <text:p><text:span text:style-name="T2">0 0</text:span></text:p>
          </draw:text-box>
        </draw:frame>
        <draw:frame draw:style-name="gr10" draw:text-style-name="P5" draw:layer="layout" svg:width="0.925cm" svg:height="0.649cm" svg:x="8.039cm" svg:y="14.202cm">
          <draw:text-box>
            <text:p><text:span text:style-name="T2">OP</text:span></text:p>
          </draw:text-box>
        </draw:frame>
        <draw:frame draw:style-name="gr10" draw:text-style-name="P5" draw:layer="layout" svg:width="1.772cm" svg:height="0.649cm" svg:x="16.14cm" svg:y="14.203cm">
          <draw:text-box>
            <text:p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5" draw:layer="layout" svg:width="0.714cm" svg:height="0.649cm" svg:x="9.641cm" svg:y="14.206cm">
          <draw:text-box>
            <text:p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6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7cm" svg:x2="8.002cm" svg:y2="16cm">
          <text:p/>
        </draw:line>
        <draw:line draw:style-name="gr9" draw:text-style-name="P6" draw:layer="layout" svg:x1="9.002cm" svg:y1="17cm" svg:x2="9.002cm" svg:y2="16cm">
          <text:p/>
        </draw:line>
        <draw:frame draw:style-name="gr10" draw:text-style-name="P7" draw:layer="layout" svg:width="1.137cm" svg:height="0.649cm" svg:x="6.938cm" svg:y="16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6.202cm">
          <draw:text-box>
            <text:p><text:span text:style-name="T3">OP</text:span></text:p>
          </draw:text-box>
        </draw:frame>
        <draw:frame draw:style-name="gr10" draw:text-style-name="P7" draw:layer="layout" svg:width="1.772cm" svg:height="0.649cm" svg:x="17.34cm" svg:y="16.203cm">
          <draw:text-box>
            <text:p><text:span text:style-name="T3">unused</text:span></text:p>
          </draw:text-box>
        </draw:frame>
        <draw:line draw:style-name="gr9" draw:text-style-name="P6" draw:layer="layout" svg:x1="13.002cm" svg:y1="17cm" svg:x2="13.002cm" svg:y2="16cm">
          <text:p/>
        </draw:line>
        <draw:frame draw:style-name="gr10" draw:text-style-name="P7" draw:layer="layout" svg:width="0.714cm" svg:height="0.649cm" svg:x="9.641cm" svg:y="16.206cm">
          <draw:text-box>
            <text:p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6" draw:layer="layout" svg:x1="11.002cm" svg:y1="17cm" svg:x2="11.002cm" svg:y2="16cm">
          <text:p/>
        </draw:line>
        <draw:frame draw:style-name="gr10" draw:text-style-name="P7" draw:layer="layout" svg:width="1.772cm" svg:height="0.649cm" svg:x="11.141cm" svg:y="16.207cm">
          <draw:text-box>
            <text:p><text:span text:style-name="T3">CFlags</text:span></text:p>
          </draw:text-box>
        </draw:frame>
        <draw:custom-shape draw:style-name="gr8" draw:text-style-name="P6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9cm" svg:x2="8.002cm" svg:y2="18cm">
          <text:p/>
        </draw:line>
        <draw:line draw:style-name="gr9" draw:text-style-name="P6" draw:layer="layout" svg:x1="9.002cm" svg:y1="19cm" svg:x2="9.002cm" svg:y2="18cm">
          <text:p/>
        </draw:line>
        <draw:frame draw:style-name="gr10" draw:text-style-name="P8" draw:layer="layout" svg:width="16.419cm" svg:height="0.573cm" svg:x="6.814cm" svg:y="17.5cm">
          <draw:text-box>
            <text:p><text:span text:style-name="T4">31 30 29 28 27 <text:s text:c="78"/>0</text:span></text:p>
          </draw:text-box>
        </draw:frame>
        <draw:frame draw:style-name="gr10" draw:text-style-name="P7" draw:layer="layout" svg:width="1.137cm" svg:height="0.649cm" svg:x="6.938cm" svg:y="18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8.202cm">
          <draw:text-box>
            <text:p><text:span text:style-name="T3">OP</text:span></text:p>
          </draw:text-box>
        </draw:frame>
        <draw:frame draw:style-name="gr10" draw:text-style-name="P7" draw:layer="layout" svg:width="4.524cm" svg:height="0.649cm" svg:x="13.34cm" svg:y="18.203cm">
          <draw:text-box>
            <text:p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8" draw:layer="layout" svg:width="16.419cm" svg:height="0.573cm" svg:x="6.815cm" svg:y="15.501cm">
          <draw:text-box>
            <text:p><text:span text:style-name="T4">31 30 29 28 27 <text:s text:c="6"/>24 23 <text:s text:c="6"/>20 <text:s text:c="57"/>0</text:span></text:p>
          </draw:text-box>
        </draw:frame>
        <draw:frame draw:style-name="gr3" draw:text-style-name="P8" draw:layer="layout" svg:width="16.419cm" svg:height="0.573cm" svg:x="6.816cm" svg:y="13.502cm">
          <draw:text-box>
            <text:p><text:span text:style-name="T4">31 30 29 28 27 <text:s text:c="6"/>24 <text:s text:c="69"/>0</text:span></text:p>
          </draw:text-box>
        </draw:frame>
        <draw:frame draw:style-name="gr3" draw:text-style-name="P8" draw:layer="layout" svg:width="16.419cm" svg:height="0.573cm" svg:x="6.817cm" svg:y="9.503cm">
          <draw:text-box>
            <text:p><text:span text:style-name="T4">31 30 29 <text:s text:c="6"/>26 25 <text:s text:c="6"/>22 21 <text:s text:c="11"/>16 15 <text:s text:c="43"/>0</text:span></text:p>
          </draw:text-box>
        </draw:frame>
        <draw:frame draw:style-name="gr3" draw:text-style-name="P8" draw:layer="layout" svg:width="16.419cm" svg:height="0.573cm" svg:x="6.818cm" svg:y="7.504cm">
          <draw:text-box>
            <text:p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5" draw:layer="layout" svg:width="1.137cm" svg:height="0.649cm" svg:x="6.937cm" svg:y="22.202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3cm" svg:y="22.203cm">
          <draw:text-box>
            <text:p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5" draw:layer="layout" svg:width="0.925cm" svg:height="0.649cm" svg:x="10.539cm" svg:y="22.204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cm" svg:y="22.205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1cm" svg:y="22.206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cm" svg:y="21.506cm">
          <draw:text-box>
            <text:p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5" draw:layer="layout" svg:width="1.137cm" svg:height="0.649cm" svg:x="6.938cm" svg:y="4.203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4cm" svg:y="4.204cm">
          <draw:text-box>
            <text:p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5" draw:layer="layout" svg:width="0.925cm" svg:height="0.649cm" svg:x="10.54cm" svg:y="4.205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1cm" svg:y="4.206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2cm" svg:y="4.207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1cm" svg:y="3.507cm">
          <draw:text-box>
            <text:p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9" draw:layer="layout" svg:width="4.547cm" svg:height="6cm" svg:x="7.453cm" svg:y="6cm">
          <text:p text:style-name="P9"><text:span text:style-name="T5">Instruction</text:span></text:p>
          <text:p text:style-name="P9"><text:span text:style-name="T5">Fetch</text:span></text:p>
        </draw:rect>
        <draw:line draw:style-name="gr2" draw:text-style-name="P10" draw:layer="layout" svg:x1="5.453cm" svg:y1="6.981cm" svg:x2="7.453cm" svg:y2="6.981cm">
          <text:p/>
        </draw:line>
        <draw:line draw:style-name="gr5" draw:text-style-name="P10" draw:layer="layout" svg:x1="14.005cm" svg:y1="7.017cm" svg:x2="12.005cm" svg:y2="7.017cm">
          <text:p/>
        </draw:line>
        <draw:line draw:style-name="gr5" draw:text-style-name="P10" draw:layer="layout" svg:x1="14.005cm" svg:y1="9.017cm" svg:x2="12.005cm" svg:y2="9.017cm">
          <text:p/>
        </draw:line>
        <draw:line draw:style-name="gr5" draw:text-style-name="P10" draw:layer="layout" svg:x1="14.005cm" svg:y1="8.017cm" svg:x2="12.005cm" svg:y2="8.017cm">
          <text:p/>
        </draw:line>
        <draw:line draw:style-name="gr2" draw:text-style-name="P10" draw:layer="layout" svg:x1="14.005cm" svg:y1="10.017cm" svg:x2="12.005cm" svg:y2="10.017cm">
          <text:p/>
        </draw:line>
        <draw:rect draw:style-name="gr1" draw:text-style-name="P9" draw:layer="layout" svg:width="4.546cm" svg:height="11.9cm" svg:x="7.454cm" svg:y="13cm">
          <text:p text:style-name="P11"><text:span text:style-name="T6">Instruction</text:span></text:p>
          <text:p text:style-name="P11"><text:span text:style-name="T6">Decode</text:span></text:p>
        </draw:rect>
        <draw:line draw:style-name="gr2" draw:text-style-name="P2" draw:layer="layout" svg:x1="5.454cm" svg:y1="14cm" svg:x2="7.454cm" svg:y2="14cm">
          <text:p/>
        </draw:line>
        <draw:line draw:style-name="gr2" draw:text-style-name="P2" draw:layer="layout" svg:x1="5.454cm" svg:y1="15cm" svg:x2="7.454cm" svg:y2="15cm">
          <text:p/>
        </draw:line>
        <draw:line draw:style-name="gr5" draw:text-style-name="P2" draw:layer="layout" svg:x1="5.454cm" svg:y1="16cm" svg:x2="7.454cm" svg:y2="16cm">
          <text:p/>
        </draw:line>
        <draw:line draw:style-name="gr2" draw:text-style-name="P2" draw:layer="layout" svg:x1="14.006cm" svg:y1="14cm" svg:x2="12.006cm" svg:y2="14cm">
          <text:p/>
        </draw:line>
        <draw:line draw:style-name="gr2" draw:text-style-name="P2" draw:layer="layout" svg:x1="14.006cm" svg:y1="16cm" svg:x2="12.006cm" svg:y2="16cm">
          <text:p/>
        </draw:line>
        <draw:line draw:style-name="gr5" draw:text-style-name="P2" draw:layer="layout" svg:x1="5.454cm" svg:y1="17cm" svg:x2="7.454cm" svg:y2="17cm">
          <text:p/>
        </draw:line>
        <draw:line draw:style-name="gr2" draw:text-style-name="P2" draw:layer="layout" svg:x1="14.006cm" svg:y1="15cm" svg:x2="12.006cm" svg:y2="15cm">
          <text:p/>
        </draw:line>
        <draw:line draw:style-name="gr2" draw:text-style-name="P2" draw:layer="layout" svg:x1="14.006cm" svg:y1="18.014cm" svg:x2="12.006cm" svg:y2="18.014cm">
          <text:p/>
        </draw:line>
        <draw:line draw:style-name="gr5" draw:text-style-name="P2" draw:layer="layout" svg:x1="14.006cm" svg:y1="17.021cm" svg:x2="12.006cm" svg:y2="17.021cm">
          <text:p/>
        </draw:line>
        <draw:line draw:style-name="gr2" draw:text-style-name="P2" draw:layer="layout" svg:x1="5.454cm" svg:y1="18cm" svg:x2="7.454cm" svg:y2="18cm">
          <text:p/>
        </draw:line>
        <draw:line draw:style-name="gr5" draw:text-style-name="P2" draw:layer="layout" svg:x1="5.455cm" svg:y1="19cm" svg:x2="7.455cm" svg:y2="19cm">
          <text:p/>
        </draw:line>
        <draw:line draw:style-name="gr5" draw:text-style-name="P2" draw:layer="layout" svg:x1="5.455cm" svg:y1="20cm" svg:x2="7.455cm" svg:y2="20cm">
          <text:p/>
        </draw:line>
        <draw:line draw:style-name="gr5" draw:text-style-name="P2" draw:layer="layout" svg:x1="5.455cm" svg:y1="21cm" svg:x2="7.455cm" svg:y2="21cm">
          <text:p/>
        </draw:line>
        <draw:line draw:style-name="gr5" draw:text-style-name="P2" draw:layer="layout" svg:x1="5.455cm" svg:y1="22cm" svg:x2="7.455cm" svg:y2="22cm">
          <text:p/>
        </draw:line>
        <draw:line draw:style-name="gr2" draw:text-style-name="P2" draw:layer="layout" svg:x1="14.007cm" svg:y1="19.021cm" svg:x2="12.007cm" svg:y2="19.021cm">
          <text:p/>
        </draw:line>
        <draw:line draw:style-name="gr5" draw:text-style-name="P2" draw:layer="layout" svg:x1="14.006cm" svg:y1="20.028cm" svg:x2="12.006cm" svg:y2="20.028cm">
          <text:p/>
        </draw:line>
        <draw:line draw:style-name="gr5" draw:text-style-name="P2" draw:layer="layout" svg:x1="14.006cm" svg:y1="21.042cm" svg:x2="12.006cm" svg:y2="21.042cm">
          <text:p/>
        </draw:line>
        <draw:line draw:style-name="gr5" draw:text-style-name="P2" draw:layer="layout" svg:x1="14.007cm" svg:y1="22.042cm" svg:x2="12.007cm" svg:y2="22.042cm">
          <text:p/>
        </draw:line>
        <draw:line draw:style-name="gr5" draw:text-style-name="P2" draw:layer="layout" svg:x1="14.007cm" svg:y1="23.042cm" svg:x2="12.007cm" svg:y2="23.042cm">
          <text:p/>
        </draw:line>
        <draw:line draw:style-name="gr5" draw:text-style-name="P2" draw:layer="layout" svg:x1="14.007cm" svg:y1="24.042cm" svg:x2="12.007cm" svg:y2="24.042cm">
          <text:p/>
        </draw:line>
        <draw:frame draw:style-name="gr3" draw:text-style-name="P13" draw:layer="layout" svg:width="3.55cm" svg:height="4.753cm" svg:x="2.049cm" svg:y="6.617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sram_data_io</text:span></text:p>
            <text:p text:style-name="P12"><text:span text:style-name="T7">branch_pc</text:span></text:p>
            <text:p text:style-name="P12"><text:span text:style-name="T7">branch_reg</text:span></text:p>
          </draw:text-box>
        </draw:frame>
        <draw:line draw:style-name="gr2" draw:text-style-name="P10" draw:layer="layout" svg:x1="5.453cm" svg:y1="7.981cm" svg:x2="7.453cm" svg:y2="7.981cm">
          <text:p/>
        </draw:line>
        <draw:line draw:style-name="gr5" draw:text-style-name="P10" draw:layer="layout" svg:x1="5.453cm" svg:y1="8.981cm" svg:x2="7.453cm" svg:y2="8.981cm">
          <text:p/>
        </draw:line>
        <draw:line draw:style-name="gr5" draw:text-style-name="P10" draw:layer="layout" svg:x1="5.453cm" svg:y1="9.981cm" svg:x2="7.453cm" svg:y2="9.981cm">
          <text:p/>
        </draw:line>
        <draw:line draw:style-name="gr5" draw:text-style-name="P10" draw:layer="layout" svg:x1="5.453cm" svg:y1="10.981cm" svg:x2="7.453cm" svg:y2="10.981cm">
          <text:p/>
        </draw:line>
        <draw:frame draw:style-name="gr3" draw:text-style-name="P15" draw:layer="layout" svg:width="4.312cm" svg:height="3.747cm" svg:x="13.9cm" svg:y="6.618cm">
          <draw:text-box>
            <text:p text:style-name="P14"><text:span text:style-name="T7">new_pc</text:span></text:p>
            <text:p text:style-name="P14"><text:span text:style-name="T7">instruction_reg</text:span></text:p>
            <text:p text:style-name="P14"><text:span text:style-name="T7">sram_addr</text:span></text:p>
            <text:p text:style-name="P14"><text:span text:style-name="T7">sram_wen_n</text:span></text:p>
          </draw:text-box>
        </draw:frame>
        <draw:frame draw:style-name="gr3" draw:text-style-name="P13" draw:layer="layout" svg:width="4.312cm" svg:height="8.777cm" svg:x="1.3cm" svg:y="13.629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instruction_reg</text:span></text:p>
            <text:p text:style-name="P12"><text:span text:style-name="T7">new_pc</text:span></text:p>
            <text:p text:style-name="P12"><text:span text:style-name="T7">w_en</text:span></text:p>
            <text:p text:style-name="P12"><text:span text:style-name="T7">w_reg_addr</text:span></text:p>
            <text:p text:style-name="P12"><text:span text:style-name="T7">reg_data</text:span></text:p>
            <text:p text:style-name="P12"><text:span text:style-name="T7">fwd_mem_data</text:span></text:p>
            <text:p text:style-name="P12"><text:span text:style-name="T7">fwd_ex_data</text:span></text:p>
          </draw:text-box>
        </draw:frame>
        <draw:frame draw:style-name="gr3" draw:text-style-name="P15" draw:layer="layout" svg:width="4.566cm" svg:height="10.789cm" svg:x="13.9cm" svg:y="13.63cm">
          <draw:text-box>
            <text:p text:style-name="P14"><text:span text:style-name="T7">select_rd</text:span></text:p>
            <text:p text:style-name="P14"><text:span text:style-name="T7">reg_w_en</text:span></text:p>
            <text:p text:style-name="P14"><text:span text:style-name="T7">data_mem_w_en</text:span></text:p>
            <text:p text:style-name="P14"><text:span text:style-name="T7">alu_opcode</text:span></text:p>
            <text:p text:style-name="P14"><text:span text:style-name="T7">select_mux_alu_a</text:span></text:p>
            <text:p text:style-name="P14"><text:span text:style-name="T7">select_mux_alu_b</text:span></text:p>
            <text:p text:style-name="P14"><text:span text:style-name="T7">instruction_reg</text:span></text:p>
            <text:p text:style-name="P14"><text:span text:style-name="T7">constant</text:span></text:p>
            <text:p text:style-name="P14"><text:span text:style-name="T7">data_alu_a</text:span></text:p>
            <text:p text:style-name="P14"><text:span text:style-name="T7">data_alu_b</text:span></text:p>
            <text:p text:style-name="P14"><text:span text:style-name="T7">new_pc</text:span></text:p>
          </draw:text-box>
        </draw:frame>
      </draw:page>
      <draw:page draw:name="page5" draw:style-name="dp1" draw:master-page-name="Padrão">
        <draw:custom-shape draw:style-name="gr12" draw:text-style-name="P16" xml:id="id1" draw:id="id1" draw:layer="layout" svg:width="1.888cm" svg:height="0.6cm" svg:x="1.112cm" svg:y="4.1cm">
          <text:p text:style-name="P1"><text:span text:style-name="T8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0.3cm" draw:transform="rotate (-1.5707963267949) translate (1.418cm 4.2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cm" svg:y1="4.4cm" svg:x2="3.25cm" svg:y2="3.2cm" draw:start-shape="id1" draw:start-glue-point="1" draw:end-shape="id2" draw:end-glue-point="8" svg:d="m3000 4400h250v-1200" svg:viewBox="0 0 251 1201">
          <text:p/>
        </draw:connector>
        <draw:frame draw:style-name="gr3" draw:text-style-name="P17" xml:id="id3" draw:id="id3" draw:layer="layout" svg:width="0.697cm" svg:height="0.645cm" svg:x="0.8cm" svg:y="2.536cm">
          <draw:text-box>
            <text:p><text:span text:style-name="T9">1</text:span></text:p>
          </draw:text-box>
        </draw:frame>
        <draw:connector draw:style-name="gr14" draw:text-style-name="P1" draw:layer="layout" svg:x1="1.497cm" svg:y1="2.858cm" svg:x2="2.9cm" svg:y2="2.85cm" draw:start-shape="id3" draw:start-glue-point="1" draw:end-shape="id2" draw:end-glue-point="6" svg:d="m1497 2858h701v-8h702" svg:viewBox="0 0 1404 9">
          <text:p/>
        </draw:connector>
        <draw:custom-shape draw:style-name="gr15" draw:text-style-name="P1" xml:id="id2" draw:id="id2" draw:layer="layout" svg:width="0.7cm" svg:height="0.7cm" svg:x="2.9cm" svg:y="2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1" draw:layer="layout" svg:width="1.6cm" svg:height="0.6cm" draw:transform="rotate (1.5707963267949) translate (5.1cm 3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09T12:34:03.661814473</dc:date>
    <dc:creator>João Carlos Nunes Bittencourt</dc:creator>
    <meta:editing-duration>PT18H25M1S</meta:editing-duration>
    <meta:editing-cycles>13</meta:editing-cycles>
    <meta:generator>LibreOffice/4.1.4.2$Linux_X86_64 LibreOffice_project/410m0$Build-2</meta:generator>
    <meta:document-statistic meta:object-count="146"/>
  </office:meta>
</office:document-meta>
</file>